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315c" officeooo:paragraph-rsid="0010315c"/>
    </style:style>
    <style:style style:name="P2" style:family="paragraph" style:parent-style-name="Text_20_body">
      <style:text-properties officeooo:rsid="0010315c" officeooo:paragraph-rsid="0010315c"/>
    </style:style>
    <style:style style:name="P3" style:family="paragraph" style:parent-style-name="Standard">
      <style:text-properties officeooo:paragraph-rsid="001211d7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211d7"/>
    </style:style>
    <style:style style:name="P5" style:family="paragraph" style:parent-style-name="Text_20_body">
      <style:text-properties officeooo:paragraph-rsid="001211d7"/>
    </style:style>
    <style:style style:name="P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000000" loext:opacity="100%" style:font-name="FreeMono" fo:font-size="10pt" officeooo:paragraph-rsid="001211d7" fo:background-color="#ffffff" style:font-size-asian="10pt" style:font-size-complex="10pt"/>
    </style:style>
    <style:style style:name="P7" style:family="paragraph" style:parent-style-name="Standard">
      <style:text-properties officeooo:paragraph-rsid="001211d7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T1" style:family="text">
      <style:text-properties officeooo:rsid="0010315c"/>
    </style:style>
    <style:style style:name="T2" style:family="text">
      <style:text-properties officeooo:rsid="001211d7"/>
    </style:style>
    <style:style style:name="T3" style:family="text">
      <style:text-properties fo:font-weight="bold" officeooo:rsid="001211d7" style:font-weight-asian="bold" style:font-weight-complex="bold"/>
    </style:style>
    <style:style style:name="T4" style:family="text">
      <style:text-properties fo:color="#000000" loext:opacity="100%" style:font-name="FreeMono" fo:font-size="10pt" fo:font-style="normal" fo:font-weight="normal" fo:background-color="#ffffff" loext:char-shading-value="0" style:font-size-asian="10pt" style:font-style-asian="normal" style:font-weight-asian="normal" style:font-size-complex="10pt"/>
    </style:style>
    <style:style style:name="T5" style:family="text">
      <style:text-properties fo:color="#000000" loext:opacity="100%" style:font-name="FreeMono" fo:font-size="10pt" fo:font-style="italic" fo:font-weight="normal" fo:background-color="#ffffff" loext:char-shading-value="0" style:font-size-asian="10pt" style:font-style-asian="italic" style:font-weight-asian="normal" style:font-size-complex="10pt"/>
    </style:style>
    <style:style style:name="T6" style:family="text">
      <style:text-properties fo:color="#000000" loext:opacity="100%" style:font-name="FreeMono" fo:font-size="10pt" fo:background-color="#ffffff" loext:char-shading-value="0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dade</text:p>
      <text:p text:style-name="P1"/>
      <text:p text:style-name="P2"><text:span text:style-name="Strong_20_Emphasis">O objetivo da classe:</text:span> A classe Cidade tem por objetivo registrar as cidades\Municipios do Brasil que estejam associados as pessoas e seus endereços, bem como as endereços das Lotações (local de trabalho)</text:p>
      <text:list xml:id="list2233404488" text:style-name="L1">
        <text:list-item>
          <text:p text:style-name="P8"><text:span text:style-name="Strong_20_Emphasis">Como a paginação está implementada atualmente:</text:span> <text:s/><text:span text:style-name="T1">necessita implementar a paginação</text:span></text:p>
        </text:list-item>
      </text:list>
      <text:list xml:id="list3198457952" text:style-name="L2">
        <text:list-item>
          <text:p text:style-name="P9"><text:span text:style-name="Strong_20_Emphasis">Quaisquer problemas ou dúvidas específicas que você tenha sobre a paginação ou a classe em geral. </text:span></text:p>
        </text:list-item>
      </text:list>
      <text:p text:style-name="P5"><text:span text:style-name="Strong_20_Emphasis"><text:span text:style-name="T2">C</text:span></text:span><text:span text:style-name="Strong_20_Emphasis"><text:span text:style-name="T3">ó</text:span></text:span><text:span text:style-name="Strong_20_Emphasis"><text:span text:style-name="T2">digo Quarkus:</text:span></text:span></text:p>
      <text:p text:style-name="P6"/>
      <text:p text:style-name="P4"><text:span text:style-name="Strong_20_Emphasis"><text:span text:style-name="T4">package </text:span></text:span><text:span text:style-name="T4">cidade.entities;</text:span><text:span text:style-name="T6"><text:line-break/><text:line-break/></text:span><text:span text:style-name="T4">import endereco.entities.Endereco;</text:span><text:span text:style-name="T6"><text:line-break/></text:span><text:span text:style-name="T4">import jakarta.persistence.*;</text:span><text:span text:style-name="T6"><text:line-break/></text:span><text:span text:style-name="T4">import lombok.*;</text:span><text:span text:style-name="T6"><text:line-break/></text:span><text:span text:style-name="T4">import java.util.List;</text:span><text:span text:style-name="T6"><text:line-break/></text:span><text:span text:style-name="T4">import com.fasterxml.jackson.annotation.JsonIgnore;</text:span><text:span text:style-name="T6"><text:line-break/><text:line-break/></text:span><text:span text:style-name="T4">@Entity</text:span><text:span text:style-name="T6"><text:line-break/></text:span><text:span text:style-name="T4">@Table(</text:span><text:span text:style-name="T6"><text:line-break/></text:span><text:span text:style-name="T4"> <text:s text:c="7"/>name = "cidade",</text:span><text:span text:style-name="T6"><text:line-break/></text:span><text:span text:style-name="T4"> <text:s text:c="7"/>uniqueConstraints = @UniqueConstraint(columnNames = {"cid_nome", "cid_uf"})</text:span><text:span text:style-name="T6"><text:line-break/></text:span><text:span text:style-name="T4">)</text:span><text:span text:style-name="T6"><text:line-break/></text:span><text:span text:style-name="T4">@Data</text:span><text:span text:style-name="T6"><text:line-break/></text:span><text:span text:style-name="T4">@NoArgsConstructor</text:span><text:span text:style-name="T6"><text:line-break/></text:span><text:span text:style-name="T4">@AllArgsConstructor</text:span><text:span text:style-name="T6"><text:line-break/></text:span><text:span text:style-name="T4">@Builder</text:span><text:span text:style-name="T6"><text:line-break/></text:span><text:span text:style-name="T4">@ToString(onlyExplicitlyIncluded = true)</text:span><text:span text:style-name="T6"><text:line-break/></text:span><text:span text:style-name="T4">@EqualsAndHashCode(onlyExplicitlyIncluded = true)</text:span><text:span text:style-name="T6"><text:line-break/></text:span><text:span text:style-name="T4">public class Cidade {</text:span><text:span text:style-name="T6"><text:line-break/><text:line-break/></text:span><text:span text:style-name="T4"> <text:s text:c="3"/>@Id</text:span><text:span text:style-name="T6"><text:line-break/></text:span><text:span text:style-name="T4"> <text:s text:c="3"/>@GeneratedValue(strategy = GenerationType.</text:span><text:span text:style-name="T5">IDENTITY</text:span><text:span text:style-name="T4">)</text:span><text:span text:style-name="T6"><text:line-break/></text:span><text:span text:style-name="T4"> <text:s text:c="3"/>@Column(name = "cid_id")</text:span><text:span text:style-name="T6"><text:line-break/></text:span><text:span text:style-name="T4"> <text:s text:c="3"/>@ToString.Include</text:span><text:span text:style-name="T6"><text:line-break/></text:span><text:span text:style-name="T4"> <text:s text:c="3"/>@EqualsAndHashCode.Include</text:span><text:span text:style-name="T6"><text:line-break/></text:span><text:span text:style-name="T4"> <text:s text:c="3"/>private Long id;</text:span><text:span text:style-name="T6"><text:line-break/><text:line-break/></text:span><text:span text:style-name="T4"> <text:s text:c="3"/>@Column(name = "cid_nome", length = 200, nullable = false)</text:span><text:span text:style-name="T6"><text:line-break/></text:span><text:span text:style-name="T4"> <text:s text:c="3"/>@ToString.Include</text:span><text:span text:style-name="T6"><text:line-break/></text:span><text:span text:style-name="T4"> <text:s text:c="3"/>private String nome;</text:span><text:span text:style-name="T6"><text:line-break/><text:line-break/></text:span><text:span text:style-name="T4"> <text:s text:c="3"/>@Column(name = "cid_uf", length = 2, nullable = false)</text:span><text:span text:style-name="T6"><text:line-break/></text:span><text:span text:style-name="T4"> <text:s text:c="3"/>private String uf;</text:span><text:span text:style-name="T6"><text:line-break/><text:line-break/></text:span><text:span text:style-name="T4"> <text:s text:c="3"/>@PrePersist</text:span><text:span text:style-name="T6"><text:line-break/></text:span><text:span text:style-name="T4"> <text:s text:c="3"/>@PreUpdate</text:span><text:span text:style-name="T6"><text:line-break/></text:span><text:span text:style-name="T4"> <text:s text:c="3"/>private void formatarUf() {</text:span><text:span text:style-name="T6"><text:line-break/></text:span><text:span text:style-name="T4"> <text:s text:c="7"/>this.uf = this.uf != null ? this.uf.toUpperCase() : null;</text:span><text:span text:style-name="T6"><text:line-break/></text:span><text:span text:style-name="T4"> <text:s text:c="3"/>}</text:span><text:span text:style-name="T6"><text:line-break/><text:line-break/></text:span><text:span text:style-name="T4"> <text:s text:c="3"/>@OneToMany(mappedBy = "cidade", cascade = CascadeType.</text:span><text:span text:style-name="T5">ALL</text:span><text:span text:style-name="T4">, orphanRemoval = true, fetch = FetchType.</text:span><text:span text:style-name="T5">LAZY</text:span><text:span text:style-name="T4">)</text:span><text:span text:style-name="T6"><text:line-break/></text:span><text:span text:style-name="T4"> <text:s text:c="3"/>@JsonIgnore</text:span><text:span text:style-name="T6"><text:line-break/></text:span><text:span text:style-name="T4"> <text:s text:c="3"/>private List&lt;Endereco&gt; enderecos;</text:span><text:span text:style-name="T6"><text:line-break/></text:span><text:span text:style-name="T4">}</text:span><text:span text:style-name="T6"><text:line-break/></text:span></text:p>
      <text:p text:style-name="P4"><text:span text:style-name="Strong_20_Emphasis"><text:span text:style-name="T4">package </text:span></text:span><text:span text:style-name="T4">cidade.repositories;</text:span><text:span text:style-name="T6"><text:line-break/><text:line-break/></text:span><text:span text:style-name="T4">import cidade.entities.Cidade;</text:span><text:span text:style-name="T6"><text:line-break/></text:span><text:span text:style-name="T4">import io.quarkus.hibernate.orm.panache.PanacheRepository;</text:span><text:span text:style-name="T6"><text:line-break/></text:span><text:span text:style-name="T4">import io.quarkus.panache.common.Page;</text:span><text:span text:style-name="T6"><text:line-break/></text:span><text:span text:style-name="T4">import jakarta.enterprise.context.ApplicationScoped;</text:span><text:span text:style-name="T6"><text:line-break/></text:span><text:span text:style-name="T4">import io.quarkus.hibernate.orm.panache.PanacheQuery;</text:span><text:span text:style-name="T6"><text:line-break/></text:span><text:soft-page-break/><text:span text:style-name="T6"><text:line-break/></text:span><text:span text:style-name="T4">@ApplicationScoped</text:span><text:span text:style-name="T6"><text:line-break/></text:span><text:span text:style-name="T4">public class CidadeRepository implements PanacheRepository&lt;Cidade&gt; {</text:span><text:span text:style-name="T6"><text:line-break/><text:line-break/></text:span><text:span text:style-name="T4"> <text:s text:c="3"/>public PanacheQuery&lt;Cidade&gt; findAll(int page, int size) {</text:span><text:span text:style-name="T6"><text:line-break/></text:span><text:span text:style-name="T4"> <text:s text:c="7"/>return findAll(page, size);</text:span><text:span text:style-name="T6"><text:line-break/></text:span><text:span text:style-name="T4">// <text:s text:c="7"/>return findAll(Page.of(page, size));</text:span><text:span text:style-name="T6"><text:line-break/></text:span><text:span text:style-name="T4"> <text:s text:c="3"/>}</text:span><text:span text:style-name="T6"><text:line-break/></text:span><text:span text:style-name="T4"> <text:s text:c="3"/>// Métodos específicos para Cidade podem ser adicionados aqui, se necessário.</text:span><text:span text:style-name="T6"><text:line-break/></text:span><text:span text:style-name="T4"> <text:s text:c="3"/>// Exemplo:</text:span><text:span text:style-name="T6"><text:line-break/></text:span><text:span text:style-name="T4"> <text:s text:c="3"/>// public Cidade findByNomeAndUf(String nome, String uf) {</text:span><text:span text:style-name="T6"><text:line-break/></text:span><text:span text:style-name="T4"> <text:s text:c="3"/>// <text:s text:c="4"/>return find("nome = ?1 and uf = ?2", nome, uf).firstResult();</text:span><text:span text:style-name="T6"><text:line-break/></text:span><text:span text:style-name="T4"> <text:s text:c="3"/>// }</text:span><text:span text:style-name="T6"><text:line-break/></text:span><text:span text:style-name="T4">}</text:span><text:span text:style-name="T6"><text:line-break/></text:span><text:span text:style-name="T4">//import cidade.entities.Cidade;</text:span><text:span text:style-name="T6"><text:line-break/></text:span><text:span text:style-name="T4">//import io.quarkus.hibernate.orm.panache.PanacheRepository;</text:span><text:span text:style-name="T6"><text:line-break/></text:span><text:span text:style-name="T4">//</text:span><text:span text:style-name="T6"><text:line-break/></text:span><text:span text:style-name="T4">//public class CidadeRepository implements PanacheRepository&lt;Cidade&gt; {</text:span><text:span text:style-name="T6"><text:line-break/></text:span><text:span text:style-name="T4">//}</text:span><text:span text:style-name="T6"><text:line-break/></text:span></text:p>
      <text:p text:style-name="P4"><text:span text:style-name="Strong_20_Emphasis"><text:span text:style-name="T4">import </text:span></text:span><text:span text:style-name="T4">jakarta.validation.constraints.NotBlank;</text:span><text:span text:style-name="T6"><text:line-break/></text:span><text:span text:style-name="T4">import jakarta.validation.constraints.Size;</text:span><text:span text:style-name="T6"><text:line-break/><text:line-break/></text:span><text:span text:style-name="T4">public record CidadeRequest(</text:span><text:span text:style-name="T6"><text:line-break/></text:span><text:span text:style-name="T4"> <text:s text:c="7"/>@NotBlank(message = "O nome da cidade não pode estar em branco.")</text:span><text:span text:style-name="T6"><text:line-break/></text:span><text:span text:style-name="T4"> <text:s text:c="7"/>@Size(max = 200, message = "O nome da cidade não pode ter mais de 200 caracteres.")</text:span><text:span text:style-name="T6"><text:line-break/></text:span><text:span text:style-name="T4"> <text:s text:c="7"/>String nome,</text:span><text:span text:style-name="T6"><text:line-break/></text:span><text:span text:style-name="T4"> <text:s text:c="7"/>@NotBlank(message = "A UF da cidade não pode estar em branco.")</text:span><text:span text:style-name="T6"><text:line-break/></text:span><text:span text:style-name="T4"> <text:s text:c="7"/>@Size(min = 2, max = 2, message = "A UF deve ter exatamente 2 caracteres.")</text:span><text:span text:style-name="T6"><text:line-break/></text:span><text:span text:style-name="T4"> <text:s text:c="7"/>String uf</text:span><text:span text:style-name="T6"><text:line-break/></text:span><text:span text:style-name="T4">) {</text:span><text:span text:style-name="T6"><text:line-break/></text:span><text:span text:style-name="T4">}</text:span><text:span text:style-name="T6"><text:line-break/><text:line-break/></text:span></text:p>
      <text:p text:style-name="P4"><text:span text:style-name="Strong_20_Emphasis"><text:span text:style-name="T4">public record </text:span></text:span><text:span text:style-name="T4">CidadeResponse(</text:span><text:span text:style-name="T6"><text:line-break/></text:span><text:span text:style-name="T4"> <text:s text:c="7"/>Long id,</text:span><text:span text:style-name="T6"><text:line-break/></text:span><text:span text:style-name="T4"> <text:s text:c="7"/>String nome,</text:span><text:span text:style-name="T6"><text:line-break/></text:span><text:span text:style-name="T4"> <text:s text:c="7"/>String uf</text:span><text:span text:style-name="T6"><text:line-break/></text:span><text:span text:style-name="T4">) {}</text:span><text:span text:style-name="T6"><text:line-break/></text:span></text:p>
      <text:p text:style-name="P4"><text:span text:style-name="Strong_20_Emphasis"><text:span text:style-name="T4">public class </text:span></text:span><text:span text:style-name="T4">CidadeMapper {</text:span><text:span text:style-name="T6"><text:line-break/><text:line-break/></text:span><text:span text:style-name="T4"> <text:s text:c="3"/>public static Cidade toEntity(CidadeRequest request) {</text:span><text:span text:style-name="T6"><text:line-break/></text:span><text:span text:style-name="T4"> <text:s text:c="7"/>Cidade cidade = new Cidade();</text:span><text:span text:style-name="T6"><text:line-break/></text:span><text:span text:style-name="T4"> <text:s text:c="7"/>cidade.setNome(request.nome());</text:span><text:span text:style-name="T6"><text:line-break/></text:span><text:span text:style-name="T4"> <text:s text:c="7"/>cidade.setUf(request.uf().toUpperCase());</text:span><text:span text:style-name="T6"><text:line-break/></text:span><text:span text:style-name="T4"> <text:s text:c="7"/>return cidade;</text:span><text:span text:style-name="T6"><text:line-break/></text:span><text:span text:style-name="T4"> <text:s text:c="3"/>}</text:span><text:span text:style-name="T6"><text:line-break/><text:line-break/></text:span><text:span text:style-name="T4"> <text:s text:c="3"/>public static CidadeResponse toResponse(Cidade cidade) {</text:span><text:span text:style-name="T6"><text:line-break/></text:span><text:span text:style-name="T4"> <text:s text:c="7"/>return new CidadeResponse(cidade.getId(), cidade.getNome(), cidade.getUf());</text:span><text:span text:style-name="T6"><text:line-break/></text:span><text:span text:style-name="T4"> <text:s text:c="3"/>}</text:span><text:span text:style-name="T6"><text:line-break/><text:line-break/></text:span><text:span text:style-name="T4"> <text:s text:c="3"/>public static void updateEntity(Cidade cidade, CidadeRequest request) {</text:span><text:span text:style-name="T6"><text:line-break/></text:span><text:span text:style-name="T4"> <text:s text:c="7"/>cidade.setNome(request.nome());</text:span><text:span text:style-name="T6"><text:line-break/></text:span><text:span text:style-name="T4"> <text:s text:c="7"/>cidade.setUf(request.uf().toUpperCase());</text:span><text:span text:style-name="T6"><text:line-break/></text:span><text:span text:style-name="T4"> <text:s text:c="3"/>}</text:span><text:span text:style-name="T6"><text:line-break/></text:span><text:span text:style-name="T4">}</text:span><text:span text:style-name="T6"><text:line-break/></text:span></text:p>
      <text:p text:style-name="P4"><text:span text:style-name="Strong_20_Emphasis"><text:span text:style-name="T4">import </text:span></text:span><text:span text:style-name="T4">cidade.dtos.CidadeRequest;</text:span><text:span text:style-name="T6"><text:line-break/></text:span><text:span text:style-name="T4">import cidade.dtos.CidadeResponse;</text:span><text:span text:style-name="T6"><text:line-break/></text:span><text:span text:style-name="T4">import cidade.entities.Cidade;</text:span><text:span text:style-name="T6"><text:line-break/></text:span><text:span text:style-name="T4">import cidade.mappers.CidadeMapper;</text:span><text:span text:style-name="T6"><text:line-break/></text:span><text:span text:style-name="T4">import cidade.repositories.CidadeRepository;</text:span><text:span text:style-name="T6"><text:line-break/></text:span><text:span text:style-name="T4">import jakarta.enterprise.context.ApplicationScoped;</text:span><text:span text:style-name="T6"><text:line-break/></text:span><text:span text:style-name="T4">import jakarta.inject.Inject;</text:span><text:span text:style-name="T6"><text:line-break/></text:span><text:span text:style-name="T4">import jakarta.transaction.Transactional;</text:span><text:span text:style-name="T6"><text:line-break/></text:span><text:soft-page-break/><text:span text:style-name="T4">import jakarta.ws.rs.NotFoundException;</text:span><text:span text:style-name="T6"><text:line-break/></text:span><text:span text:style-name="T4">import java.util.List;</text:span><text:span text:style-name="T6"><text:line-break/></text:span><text:span text:style-name="T4">import java.util.stream.Collectors;</text:span><text:span text:style-name="T6"><text:line-break/></text:span><text:span text:style-name="T4">import io.quarkus.panache.common.Page;</text:span><text:span text:style-name="T6"><text:line-break/><text:line-break/></text:span><text:span text:style-name="T4">@ApplicationScoped</text:span><text:span text:style-name="T6"><text:line-break/></text:span><text:span text:style-name="T4">public class CidadeService {</text:span><text:span text:style-name="T6"><text:line-break/><text:line-break/></text:span><text:span text:style-name="T4"> <text:s text:c="3"/>@Inject</text:span><text:span text:style-name="T6"><text:line-break/></text:span><text:span text:style-name="T4"> <text:s text:c="3"/>CidadeRepository cidadeRepository;</text:span><text:span text:style-name="T6"><text:line-break/><text:line-break/></text:span><text:span text:style-name="T4"> <text:s text:c="3"/>@Transactional</text:span><text:span text:style-name="T6"><text:line-break/></text:span><text:span text:style-name="T4"> <text:s text:c="3"/>public CidadeResponse create(CidadeRequest request) {</text:span><text:span text:style-name="T6"><text:line-break/></text:span><text:span text:style-name="T4"> <text:s text:c="7"/>Cidade cidade = CidadeMapper.</text:span><text:span text:style-name="T5">toEntity</text:span><text:span text:style-name="T4">(request);</text:span><text:span text:style-name="T6"><text:line-break/></text:span><text:span text:style-name="T4"> <text:s text:c="7"/>cidadeRepository.persist(cidade);</text:span><text:span text:style-name="T6"><text:line-break/></text:span><text:span text:style-name="T4"> <text:s text:c="7"/>return CidadeMapper.</text:span><text:span text:style-name="T5">toResponse</text:span><text:span text:style-name="T4">(cidade);</text:span><text:span text:style-name="T6"><text:line-break/></text:span><text:span text:style-name="T4"> <text:s text:c="3"/>}</text:span><text:span text:style-name="T6"><text:line-break/><text:line-break/></text:span><text:span text:style-name="T4"> <text:s text:c="3"/>public List&lt;CidadeResponse&gt; findAll(int page, int size) {</text:span><text:span text:style-name="T6"><text:line-break/></text:span><text:span text:style-name="T4"> <text:s text:c="7"/>//return cidadeRepository.findAll(Page.of(page, size))</text:span><text:span text:style-name="T6"><text:line-break/></text:span><text:span text:style-name="T4"> <text:s text:c="7"/>return cidadeRepository.findAll(page,size)</text:span><text:span text:style-name="T6"><text:line-break/></text:span><text:span text:style-name="T4"> <text:s text:c="15"/>.list() // Chama o mé</text:span><text:span text:style-name="T5">todo list() no PanacheQuery retornado</text:span><text:span text:style-name="T6"><text:line-break/></text:span><text:span text:style-name="T5"> <text:s text:c="15"/></text:span><text:span text:style-name="T4">.stream()</text:span><text:span text:style-name="T6"><text:line-break/></text:span><text:span text:style-name="T4"> <text:s text:c="15"/>.map(CidadeMapper::</text:span><text:span text:style-name="T5">toResponse</text:span><text:span text:style-name="T4">)</text:span><text:span text:style-name="T6"><text:line-break/></text:span><text:span text:style-name="T4"> <text:s text:c="15"/>.collect(Collectors.</text:span><text:span text:style-name="T5">toList</text:span><text:span text:style-name="T4">());</text:span><text:span text:style-name="T6"><text:line-break/></text:span><text:span text:style-name="T4"> <text:s text:c="3"/>}</text:span><text:span text:style-name="T6"><text:line-break/><text:line-break/></text:span><text:span text:style-name="T4"> <text:s text:c="3"/>public CidadeResponse findById(Long id) {</text:span><text:span text:style-name="T6"><text:line-break/></text:span><text:span text:style-name="T4"> <text:s text:c="7"/>Cidade cidade = cidadeRepository.findByIdOptional(id)</text:span><text:span text:style-name="T6"><text:line-break/></text:span><text:span text:style-name="T4"> <text:s text:c="15"/>.orElseThrow(() -&gt; new NotFoundException("Cidade não encontrada com o ID: " + id));</text:span><text:span text:style-name="T6"><text:line-break/></text:span><text:span text:style-name="T4"> <text:s text:c="7"/>return CidadeMapper.</text:span><text:span text:style-name="T5">toResponse</text:span><text:span text:style-name="T4">(cidade);</text:span><text:span text:style-name="T6"><text:line-break/></text:span><text:span text:style-name="T4"> <text:s text:c="3"/>}</text:span><text:span text:style-name="T6"><text:line-break/><text:line-break/></text:span><text:span text:style-name="T4"> <text:s text:c="3"/>@Transactional</text:span><text:span text:style-name="T6"><text:line-break/></text:span><text:span text:style-name="T4"> <text:s text:c="3"/>public CidadeResponse update(Long id, CidadeRequest request) {</text:span><text:span text:style-name="T6"><text:line-break/></text:span><text:span text:style-name="T4"> <text:s text:c="7"/>Cidade cidade = cidadeRepository.findByIdOptional(id)</text:span><text:span text:style-name="T6"><text:line-break/></text:span><text:span text:style-name="T4"> <text:s text:c="15"/>.orElseThrow(() -&gt; new NotFoundException("Cidade não encontrada com o ID: " + id));</text:span><text:span text:style-name="T6"><text:line-break/></text:span><text:span text:style-name="T4"> <text:s text:c="7"/>CidadeMapper.</text:span><text:span text:style-name="T5">updateEntity</text:span><text:span text:style-name="T4">(cidade, request);</text:span><text:span text:style-name="T6"><text:line-break/></text:span><text:span text:style-name="T4"> <text:s text:c="7"/>cidadeRepository.persist(cidade);</text:span><text:span text:style-name="T6"><text:line-break/></text:span><text:span text:style-name="T4"> <text:s text:c="7"/>return CidadeMapper.</text:span><text:span text:style-name="T5">toResponse</text:span><text:span text:style-name="T4">(cidade);</text:span><text:span text:style-name="T6"><text:line-break/></text:span><text:span text:style-name="T4"> <text:s text:c="3"/>}</text:span><text:span text:style-name="T6"><text:line-break/><text:line-break/></text:span><text:span text:style-name="T4"> <text:s text:c="3"/>@Transactional</text:span><text:span text:style-name="T6"><text:line-break/></text:span><text:span text:style-name="T4"> <text:s text:c="3"/>public void delete(Long id) {</text:span><text:span text:style-name="T6"><text:line-break/></text:span><text:span text:style-name="T4"> <text:s text:c="7"/>Cidade cidade = cidadeRepository.findByIdOptional(id)</text:span><text:span text:style-name="T6"><text:line-break/></text:span><text:span text:style-name="T4"> <text:s text:c="15"/>.orElseThrow(() -&gt; new NotFoundException("Cidade não encontrada com o ID: " + id));</text:span><text:span text:style-name="T6"><text:line-break/></text:span><text:span text:style-name="T4"> <text:s text:c="7"/>cidadeRepository.delete(cidade);</text:span><text:span text:style-name="T6"><text:line-break/></text:span><text:span text:style-name="T4"> <text:s text:c="3"/>}</text:span><text:span text:style-name="T6"><text:line-break/></text:span><text:span text:style-name="T4">}</text:span><text:span text:style-name="T6"><text:line-break/></text:span></text:p>
      <text:p text:style-name="P4"><text:span text:style-name="Strong_20_Emphasis"><text:span text:style-name="T6"><text:line-break/></text:span></text:span><text:span text:style-name="T4">import cidade.dtos.CidadeRequest;</text:span><text:span text:style-name="T6"><text:line-break/></text:span><text:span text:style-name="T4">import cidade.dtos.CidadeResponse;</text:span><text:span text:style-name="T6"><text:line-break/></text:span><text:span text:style-name="T4">import cidade.services.CidadeService;</text:span><text:span text:style-name="T6"><text:line-break/></text:span><text:span text:style-name="T4">import jakarta.inject.Inject;</text:span><text:span text:style-name="T6"><text:line-break/></text:span><text:span text:style-name="T4">import jakarta.validation.Valid;</text:span><text:span text:style-name="T6"><text:line-break/></text:span><text:span text:style-name="T4">import jakarta.ws.rs.*;</text:span><text:span text:style-name="T6"><text:line-break/></text:span><text:span text:style-name="T4">import jakarta.ws.rs.core.MediaType;</text:span><text:span text:style-name="T6"><text:line-break/></text:span><text:span text:style-name="T4">import jakarta.ws.rs.core.Response;</text:span><text:span text:style-name="T6"><text:line-break/><text:line-break/></text:span><text:span text:style-name="T4">import java.util.List;</text:span><text:span text:style-name="T6"><text:line-break/><text:line-break/></text:span><text:span text:style-name="T4">@Path("/cidades")</text:span><text:span text:style-name="T6"><text:line-break/></text:span><text:span text:style-name="T4">@Produces(MediaType.</text:span><text:span text:style-name="T5">APPLICATION_JSON</text:span><text:span text:style-name="T4">)</text:span><text:span text:style-name="T6"><text:line-break/></text:span><text:span text:style-name="T4">@Consumes(MediaType.</text:span><text:span text:style-name="T5">APPLICATION_JSON</text:span><text:span text:style-name="T4">)</text:span><text:span text:style-name="T6"><text:line-break/></text:span><text:span text:style-name="T4">public class CidadeResource {</text:span><text:span text:style-name="T6"><text:line-break/><text:line-break/></text:span><text:span text:style-name="T4"> <text:s text:c="3"/>@Inject</text:span><text:span text:style-name="T6"><text:line-break/></text:span><text:span text:style-name="T4"> <text:s text:c="3"/>CidadeService service;</text:span><text:span text:style-name="T6"><text:line-break/></text:span><text:soft-page-break/><text:span text:style-name="T6"><text:line-break/></text:span><text:span text:style-name="T4"> <text:s text:c="3"/>@POST</text:span><text:span text:style-name="T6"><text:line-break/></text:span><text:span text:style-name="T4"> <text:s text:c="3"/>public Response create(@Valid CidadeRequest request) {</text:span><text:span text:style-name="T6"><text:line-break/></text:span><text:span text:style-name="T4"> <text:s text:c="7"/>return Response.</text:span><text:span text:style-name="T5">status</text:span><text:span text:style-name="T4">(Response.Status.</text:span><text:span text:style-name="T5">CREATED</text:span><text:span text:style-name="T4">)</text:span><text:span text:style-name="T6"><text:line-break/></text:span><text:span text:style-name="T4"> <text:s text:c="15"/>.entity(service.create(request))</text:span><text:span text:style-name="T6"><text:line-break/></text:span><text:span text:style-name="T4"> <text:s text:c="15"/>.build();</text:span><text:span text:style-name="T6"><text:line-break/></text:span><text:span text:style-name="T4"> <text:s text:c="3"/>}</text:span><text:span text:style-name="T6"><text:line-break/><text:line-break/></text:span><text:span text:style-name="T4"> <text:s text:c="3"/>@GET</text:span><text:span text:style-name="T6"><text:line-break/></text:span><text:span text:style-name="T4"> <text:s text:c="3"/>public List&lt;CidadeResponse&gt; list(@QueryParam("page") @DefaultValue("0") int page,</text:span><text:span text:style-name="T6"><text:line-break/></text:span><text:span text:style-name="T4"> <text:s text:c="36"/>@QueryParam("size") @DefaultValue("10") int size) {</text:span><text:span text:style-name="T6"><text:line-break/></text:span><text:span text:style-name="T4"> <text:s text:c="7"/>return service.findAll(page, size);</text:span><text:span text:style-name="T6"><text:line-break/></text:span><text:span text:style-name="T4"> <text:s text:c="3"/>}</text:span><text:span text:style-name="T6"><text:line-break/></text:span><text:span text:style-name="T4">// <text:s text:c="3"/>public List&lt;CidadeResponse&gt; list() {</text:span><text:span text:style-name="T6"><text:line-break/></text:span><text:span text:style-name="T4">// <text:s text:c="7"/>return service.findAll();</text:span><text:span text:style-name="T6"><text:line-break/></text:span><text:span text:style-name="T4">// <text:s text:c="3"/>}</text:span><text:span text:style-name="T6"><text:line-break/><text:line-break/></text:span><text:span text:style-name="T4"> <text:s text:c="3"/>@GET</text:span><text:span text:style-name="T6"><text:line-break/></text:span><text:span text:style-name="T4"> <text:s text:c="3"/>@Path("/{id}")</text:span><text:span text:style-name="T6"><text:line-break/></text:span><text:span text:style-name="T4"> <text:s text:c="3"/>public CidadeResponse findById(@PathParam("id") Long id) {</text:span><text:span text:style-name="T6"><text:line-break/></text:span><text:span text:style-name="T4"> <text:s text:c="7"/>return service.findById(id);</text:span><text:span text:style-name="T6"><text:line-break/></text:span><text:span text:style-name="T4"> <text:s text:c="3"/>}</text:span><text:span text:style-name="T6"><text:line-break/><text:line-break/></text:span><text:span text:style-name="T4"> <text:s text:c="3"/>@PUT</text:span><text:span text:style-name="T6"><text:line-break/></text:span><text:span text:style-name="T4"> <text:s text:c="3"/>@Path("/{id}")</text:span><text:span text:style-name="T6"><text:line-break/></text:span><text:span text:style-name="T4"> <text:s text:c="3"/>public CidadeResponse update(@PathParam("id") Long id, @Valid CidadeRequest request) {</text:span><text:span text:style-name="T6"><text:line-break/></text:span><text:span text:style-name="T4"> <text:s text:c="7"/>return service.update(id, request);</text:span><text:span text:style-name="T6"><text:line-break/></text:span><text:span text:style-name="T4"> <text:s text:c="3"/>}</text:span><text:span text:style-name="T6"><text:line-break/><text:line-break/></text:span><text:span text:style-name="T4"> <text:s text:c="3"/>@DELETE</text:span><text:span text:style-name="T6"><text:line-break/></text:span><text:span text:style-name="T4"> <text:s text:c="3"/>@Path("/{id}")</text:span><text:span text:style-name="T6"><text:line-break/></text:span><text:span text:style-name="T4"> <text:s text:c="3"/>public Response delete(@PathParam("id") Long id) {</text:span><text:span text:style-name="T6"><text:line-break/></text:span><text:span text:style-name="T4"> <text:s text:c="7"/>service.delete(id);</text:span><text:span text:style-name="T6"><text:line-break/></text:span><text:span text:style-name="T4"> <text:s text:c="7"/>return Response.</text:span><text:span text:style-name="T5">noContent</text:span><text:span text:style-name="T4">().build();</text:span><text:span text:style-name="T6"><text:line-break/></text:span><text:span text:style-name="T4"> <text:s text:c="3"/>}</text:span><text:span text:style-name="T6"><text:line-break/></text:span><text:span text:style-name="T4">}</text:span><text:span text:style-name="T6"><text:line-break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3:25:05.042197162</meta:creation-date>
    <dc:date>2025-04-08T17:14:58.675078614</dc:date>
    <meta:editing-duration>PT1H21M1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12" meta:word-count="629" meta:character-count="7162" meta:non-whitespace-character-count="5726"/>
  </office:meta>
</office:document-meta>
</file>